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AA00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CCC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EEEE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4.23333333333333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1" table:default-cell-style-name="ce1"/>
        <table:table-column table:style-name="co6" table:number-columns-repeated="16367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number-columns-repeated="2" table:style-name="ce1"/>
          <table:table-cell table:number-columns-repeated="2"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batch_size</text:p>
          </table:table-cell>
          <table:table-cell office:value-type="string" table:style-name="ce5">
            <text:p>batch_size_min</text:p>
          </table:table-cell>
          <table:table-cell office:value-type="string" table:style-name="ce5">
            <text:p>batch_size_max</text:p>
          </table:table-cell>
          <table:table-cell table:style-name="ce1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table:number-columns-repeated="2" table:style-name="ce6"/>
          <table:table-cell table:style-name="ce6">
            <office:annotation draw:style-name="a0" svg:x="2.79166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2 stage</text:span><text:span text:style-name="T2"/></text:p>
              <text:p><text:span text:style-name="T2">0 if variable</text:span><text:span text:style-name="T2"/></text:p>
              <text:p/>
            </office:annotation>
          </table:table-cell>
          <table:table-cell table:style-name="ce6">
            <office:annotation draw:style-name="a1" svg:x="3.6875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text:span text:style-name="T2"/></text:p>
              <text:p/>
            </office:annotation>
          </table:table-cell>
          <table:table-cell table:style-name="ce6">
            <office:annotation draw:style-name="a2" svg:x="4.57291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/text:p>
            </office:annotation>
          </table:table-cell>
          <table:table-cell table:style-name="ce1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float" office:value="10" table:style-name="ce7">
            <text:p>10</text:p>
          </table:table-cell>
          <table:table-cell office:value-type="float" office:value="15" table:style-name="ce7">
            <text:p>15</text:p>
          </table:table-cell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float" office:value="3" table:style-name="ce7">
            <text:p>3</text:p>
          </table:table-cell>
          <table:table-cell table:style-name="ce7"/>
          <table:table-cell office:value-type="float" office:value="2" table:style-name="ce7">
            <text:p>2</text:p>
          </table:table-cell>
          <table:table-cell office:value-type="float" office:value="9" table:style-name="ce7">
            <text:p>9</text:p>
          </table:table-cell>
          <table:table-cell table:style-name="ce1"/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4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1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8">
            <text:p>scenar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probability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6"/>
          <table:table-cell table:number-columns-repeated="16382" table:style-name="ce1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0.5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0.45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8">
            <text:p>scenario_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c_name</text:p>
          </table:table-cell>
          <table:table-cell office:value-type="string" table:style-name="ce4">
            <text:p>pr_name</text:p>
          </table:table-cell>
          <table:table-cell office:value-type="string" table:style-name="ce10">
            <text:p>product_price</text:p>
          </table:table-cell>
          <table:table-cell office:value-type="string" table:style-name="ce10">
            <text:p>demand</text:p>
          </table:table-cell>
          <table:table-cell office:value-type="string" table:style-name="ce10">
            <text:p>over_production_cost</text:p>
          </table:table-cell>
          <table:table-cell office:value-type="string" table:style-name="ce10">
            <text:p>under_production_cost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&lt;scenario.name&gt;</text:p>
          </table:table-cell>
          <table:table-cell office:value-type="string" table:style-name="ce6">
            <text:p>&lt;product.name&gt;</text:p>
          </table:table-cell>
          <table:table-cell table:style-name="ce11"/>
          <table:table-cell table:number-columns-repeated="3" table:style-name="ce6"/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A</text:p>
          </table:table-cell>
          <table:table-cell office:value-type="float" office:value="19" table:style-name="ce9">
            <text:p>19</text:p>
          </table:table-cell>
          <table:table-cell office:value-type="float" office:value="20" table:style-name="ce9">
            <text:p>20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B</text:p>
          </table:table-cell>
          <table:table-cell office:value-type="float" office:value="11" table:style-name="ce9">
            <text:p>11</text:p>
          </table:table-cell>
          <table:table-cell office:value-type="float" office:value="19" table:style-name="ce9">
            <text:p>19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A</text:p>
          </table:table-cell>
          <table:table-cell office:value-type="float" office:value="17" table:style-name="ce9">
            <text:p>17</text:p>
          </table:table-cell>
          <table:table-cell office:value-type="float" office:value="12" table:style-name="ce9">
            <text:p>12</text:p>
          </table:table-cell>
          <table:table-cell office:value-type="float" office:value="6" table:style-name="ce9">
            <text:p>6</text:p>
          </table:table-cell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B</text:p>
          </table:table-cell>
          <table:table-cell office:value-type="float" office:value="17" table:style-name="ce9">
            <text:p>17</text:p>
          </table:table-cell>
          <table:table-cell office:value-type="float" office:value="14" table:style-name="ce9">
            <text:p>14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Akos Orosz</meta:initial-creator>
    <dc:creator>Oliver</dc:creator>
    <meta:creation-date>2013-10-05T17:33:37Z</meta:creation-date>
    <dc:date>2019-02-03T09:20:07Z</dc:date>
    <meta:editing-cycles>5</meta:editing-cycles>
    <meta:editing-duration>PT16S</meta:editing-duration>
  </office:meta>
</office:document-meta>
</file>